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eb27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3bde" officeooo:paragraph-rsid="0019eb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1d4c" officeooo:paragraph-rsid="0052b6a0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3bde" style:font-size-asian="12pt" style:font-weight-asian="bold" style:font-size-complex="12pt" style:font-weight-complex="bold"/>
    </style:style>
    <style:style style:name="T7" style:family="text">
      <style:text-properties officeooo:rsid="003e5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5</text:span><text:span text:style-name="T2">0</text:span><text:span text:style-name="T1">1</text:span><text:span text:style-name="T3"> - </text:span><text:span text:style-name="T4">A/G</text:span><text:span text:style-name="T5"> - </text:span><text:span text:style-name="T6">None</text:span></text:p>
      <text:p text:style-name="P2"/>
      <text:p text:style-name="P3">C-101EB is unarmed. <text:s/>See preflight<text:span text:style-name="T7">/takeoff/landing page</text:span> for smoke system instructi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9T23:46:29.195000000</dc:date>
    <meta:editing-duration>PT12H7M49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15" meta:character-count="102" meta:non-whitespace-character-count="88"/>
  </office:meta>
</office:document-meta>
</file>